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ource Code Pro" svg:font-family="'Source Code Pr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0916" officeooo:paragraph-rsid="000e0916" style:font-weight-asian="bold" style:font-weight-complex="bold"/>
    </style:style>
    <style:style style:name="P2" style:family="paragraph" style:parent-style-name="Standard">
      <style:text-properties fo:font-weight="bold" officeooo:rsid="00198f6f" officeooo:paragraph-rsid="00198f6f" style:font-weight-asian="bold" style:font-weight-complex="bold"/>
    </style:style>
    <style:style style:name="P3" style:family="paragraph" style:parent-style-name="Standard">
      <style:text-properties fo:font-weight="bold" officeooo:rsid="001d2f2b" officeooo:paragraph-rsid="001d2f2b" style:font-weight-asian="bold" style:font-weight-complex="bold"/>
    </style:style>
    <style:style style:name="P4" style:family="paragraph" style:parent-style-name="Standard">
      <style:text-properties fo:font-weight="bold" officeooo:rsid="001fbc14" officeooo:paragraph-rsid="001fbc14" style:font-weight-asian="bold" style:font-weight-complex="bold"/>
    </style:style>
    <style:style style:name="P5" style:family="paragraph" style:parent-style-name="Standard">
      <style:text-properties fo:font-weight="bold" officeooo:rsid="0022c1ce" officeooo:paragraph-rsid="0022c1ce" style:font-weight-asian="bold" style:font-weight-complex="bold"/>
    </style:style>
    <style:style style:name="P6" style:family="paragraph" style:parent-style-name="Standard">
      <style:paragraph-properties style:line-height-at-least="0.198in"/>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paragraph-rsid="000e0916" fo:background-color="#1e1e1e"/>
    </style:style>
    <style:style style:name="P8" style:family="paragraph" style:parent-style-name="Standard">
      <style:text-properties fo:color="#d4d4d4" style:font-name="Droid Sans Mono" fo:font-size="10.5pt" fo:font-weight="normal" officeooo:paragraph-rsid="001fbc14" fo:background-color="#1e1e1e"/>
    </style:style>
    <style:style style:name="P9" style:family="paragraph" style:parent-style-name="Standard">
      <style:text-properties fo:color="#d4d4d4" style:font-name="Droid Sans Mono" fo:font-size="10.5pt" fo:font-weight="normal" officeooo:rsid="0022c1ce" officeooo:paragraph-rsid="001fbc14" fo:background-color="#1e1e1e"/>
    </style:style>
    <style:style style:name="P10" style:family="paragraph" style:parent-style-name="Standard">
      <style:paragraph-properties fo:text-align="justify" style:justify-single-word="false"/>
      <style:text-properties fo:color="#d4d4d4" style:font-name="Droid Sans Mono" fo:font-size="10.5pt" fo:font-weight="normal" officeooo:rsid="00269710" officeooo:paragraph-rsid="00269710" fo:background-color="#1e1e1e"/>
    </style:style>
    <style:style style:name="P11" style:family="paragraph" style:parent-style-name="Standard">
      <style:text-properties officeooo:paragraph-rsid="0022c1ce"/>
    </style:style>
    <style:style style:name="P12" style:family="paragraph" style:parent-style-name="Standard">
      <style:paragraph-properties style:line-height-at-least="0.198in"/>
      <style:text-properties fo:color="#ce9178" style:font-name="Droid Sans Mono" fo:font-size="10.5pt" fo:font-weight="normal" fo:background-color="#1e1e1e"/>
    </style:style>
    <style:style style:name="P13" style:family="paragraph" style:parent-style-name="Standard">
      <style:paragraph-properties fo:text-align="justify" style:justify-single-word="false"/>
      <style:text-properties officeooo:paragraph-rsid="0022c1ce"/>
    </style:style>
    <style:style style:name="P14" style:family="paragraph" style:parent-style-name="Standard">
      <style:paragraph-properties fo:text-align="justify" style:justify-single-word="false"/>
      <style:text-properties officeooo:paragraph-rsid="00269710"/>
    </style:style>
    <style:style style:name="P15" style:family="paragraph" style:parent-style-name="Standard">
      <style:paragraph-properties fo:text-align="justify" style:justify-single-word="false"/>
      <style:text-properties officeooo:paragraph-rsid="002a3a03"/>
    </style:style>
    <style:style style:name="P16" style:family="paragraph" style:parent-style-name="Standard">
      <style:paragraph-properties fo:text-align="justify" style:justify-single-word="false"/>
      <style:text-properties officeooo:rsid="00269710" officeooo:paragraph-rsid="00269710"/>
    </style:style>
    <style:style style:name="P17" style:family="paragraph" style:parent-style-name="Standard">
      <style:paragraph-properties fo:text-align="justify" style:justify-single-word="false"/>
      <style:text-properties officeooo:rsid="00271594" officeooo:paragraph-rsid="00271594"/>
    </style:style>
    <style:style style:name="P18" style:family="paragraph" style:parent-style-name="Standard">
      <style:paragraph-properties fo:text-align="justify" style:justify-single-word="false"/>
      <style:text-properties officeooo:rsid="002a3a03" officeooo:paragraph-rsid="002a3a03"/>
    </style:style>
    <style:style style:name="P19" style:family="paragraph">
      <loext:graphic-properties draw:fill-color="#ffffff"/>
      <style:text-properties fo:font-size="12pt"/>
    </style:style>
    <style:style style:name="P20" style:family="paragraph">
      <loext:graphic-properties draw:fill="none" draw:fill-color="#ffffff"/>
      <style:paragraph-properties style:writing-mode="lr-tb"/>
      <style:text-properties fo:font-size="12pt" fo:font-weight="bold" style:font-weight-asian="bold" style:font-weight-complex="bold"/>
    </style:style>
    <style:style style:name="P21" style:family="paragraph">
      <style:paragraph-properties fo:text-align="center"/>
    </style:style>
    <style:style style:name="P22" style:family="paragraph">
      <loext:graphic-properties draw:fill="none" draw:fill-color="#ffffff"/>
    </style:style>
    <style:style style:name="P23" style:family="paragraph">
      <style:paragraph-properties fo:text-align="center"/>
      <style:text-properties fo:font-size="12pt"/>
    </style:style>
    <style:style style:name="P24" style:family="paragraph">
      <loext:graphic-properties draw:fill="none" draw:fill-color="#ffffff"/>
      <style:paragraph-properties style:writing-mode="lr-tb"/>
      <style:text-properties fo:font-size="12pt"/>
    </style:style>
    <style:style style:name="P25" style:family="paragraph">
      <style:text-properties fo:font-weight="bold" style:font-weight-asian="bold" style:font-weight-complex="bold"/>
    </style:style>
    <style:style style:name="P26" style:family="paragraph">
      <loext:graphic-properties draw:fill="none" draw:fill-color="#ffffff"/>
      <style:text-properties fo:font-weight="bold" style:font-weight-asian="bold" style:font-weight-complex="bold"/>
    </style:style>
    <style:style style:name="P27" style:family="paragraph">
      <loext:graphic-properties draw:fill-color="#ffffff"/>
    </style:style>
    <style:style style:name="T1" style:family="text">
      <style:text-properties fo:font-weight="normal" style:font-weight-asian="normal" style:font-weight-complex="normal"/>
    </style:style>
    <style:style style:name="T2" style:family="text">
      <style:text-properties fo:font-weight="normal" officeooo:rsid="00151ed8" style:font-weight-asian="normal" style:font-weight-complex="normal"/>
    </style:style>
    <style:style style:name="T3" style:family="text">
      <style:text-properties fo:font-weight="normal" officeooo:rsid="0022c1ce" style:font-weight-asian="normal" style:font-weight-complex="normal"/>
    </style:style>
    <style:style style:name="T4" style:family="text">
      <style:text-properties fo:font-weight="normal" officeooo:rsid="0023721b" style:font-weight-asian="normal" style:font-weight-complex="normal"/>
    </style:style>
    <style:style style:name="T5" style:family="text">
      <style:text-properties fo:font-weight="normal" officeooo:rsid="00255e2f" style:font-weight-asian="normal" style:font-weight-complex="normal"/>
    </style:style>
    <style:style style:name="T6" style:family="text">
      <style:text-properties fo:font-weight="normal" officeooo:rsid="0025cab9" style:font-weight-asian="normal" style:font-weight-complex="normal"/>
    </style:style>
    <style:style style:name="T7" style:family="text">
      <style:text-properties fo:font-weight="normal" officeooo:rsid="00269710" style:font-weight-asian="normal" style:font-weight-complex="normal"/>
    </style:style>
    <style:style style:name="T8" style:family="text">
      <style:text-properties fo:color="#9cdcfe" officeooo:rsid="000e0916" style:font-weight-asian="normal" style:font-weight-complex="normal"/>
    </style:style>
    <style:style style:name="T9" style:family="text">
      <style:text-properties fo:color="#9cdcfe" style:font-name="Droid Sans Mono" fo:font-size="10.5pt" fo:font-weight="bold" officeooo:rsid="0026d3b6" fo:background-color="#1e1e1e" loext:char-shading-value="0" style:font-weight-asian="bold" style:font-weight-complex="bold"/>
    </style:style>
    <style:style style:name="T10" style:family="text">
      <style:text-properties style:font-weight-asian="normal" style:font-weight-complex="normal"/>
    </style:style>
    <style:style style:name="T11" style:family="text">
      <style:text-properties fo:color="#ce9178"/>
    </style:style>
    <style:style style:name="T12" style:family="text">
      <style:text-properties officeooo:rsid="001fbc14"/>
    </style:style>
    <style:style style:name="T13" style:family="text">
      <style:text-properties fo:font-weight="bold" style:font-weight-asian="bold" style:font-weight-complex="bold"/>
    </style:style>
    <style:style style:name="T14" style:family="text">
      <style:text-properties fo:font-weight="bold" officeooo:rsid="0026d3b6" style:font-weight-asian="bold" style:font-weight-complex="bold"/>
    </style:style>
    <style:style style:name="T15" style:family="text">
      <style:text-properties fo:font-weight="bold" officeooo:rsid="00271594" style:font-weight-asian="bold" style:font-weight-complex="bold"/>
    </style:style>
    <style:style style:name="T16" style:family="text">
      <style:text-properties fo:font-weight="bold" officeooo:rsid="00287048" style:font-weight-asian="bold" style:font-weight-complex="bold"/>
    </style:style>
    <style:style style:name="T17" style:family="text">
      <style:text-properties fo:font-weight="bold" officeooo:rsid="002a3b91" style:font-weight-asian="bold"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6063in" fo:min-width="2.002in" style:run-through="foreground"/>
    </style:style>
    <style:style style:name="gr3" style:family="graphic">
      <style:graphic-properties draw:stroke="none" svg:stroke-color="#000000" draw:fill="none" draw:fill-color="#ffffff" fo:min-height="0.3236in" style:run-through="foreground"/>
      <style:paragraph-properties style:writing-mode="lr-tb"/>
    </style:style>
    <style:style style:name="gr4" style:family="graphic">
      <style:graphic-properties draw:textarea-horizontal-align="center" draw:textarea-vertical-align="middle" style:run-through="foreground"/>
    </style:style>
    <style:style style:name="gr5" style:family="graphic">
      <style:graphic-properties draw:stroke="solid" svg:stroke-color="#000000" draw:fill="none" draw:fill-color="#ffffff" fo:min-height="0.2189in" style:run-through="foreground"/>
      <style:paragraph-properties style:writing-mode="lr-tb"/>
    </style:style>
    <style:style style:name="gr6" style:family="graphic">
      <style:graphic-properties draw:stroke="solid" svg:stroke-color="#000000" draw:fill="none" draw:fill-color="#ffffff" fo:min-height="0.1925in" style:run-through="foreground"/>
      <style:paragraph-properties style:writing-mode="lr-tb"/>
    </style:style>
    <style:style style:name="gr7" style:family="graphic">
      <style:graphic-properties draw:stroke="solid" svg:stroke-color="#000000" draw:fill="none" draw:fill-color="#ffffff" fo:min-height="0.3535in" style:run-through="foreground"/>
      <style:paragraph-properties style:writing-mode="lr-tb"/>
    </style:style>
    <style:style style:name="gr8" style:family="graphic">
      <style:graphic-properties draw:textarea-horizontal-align="center" draw:textarea-vertical-align="middle" style:run-through="foreground" style:vertical-pos="from-top" style:vertical-rel="paragraph" style:horizontal-pos="from-left" style:horizontal-rel="paragraph"/>
    </style:style>
    <style:style style:name="gr9" style:family="graphic">
      <style:graphic-properties draw:stroke="solid" svg:stroke-color="#000000" draw:fill="none" draw:fill-color="#ffffff" fo:min-height="0.2102in" style:run-through="foreground"/>
      <style:paragraph-properties style:writing-mode="lr-tb"/>
    </style:style>
    <style:style style:name="gr10" style:family="graphic">
      <style:graphic-properties draw:fill-color="#ffffff" draw:textarea-horizontal-align="justify" draw:textarea-vertical-align="middle" draw:auto-grow-height="false" fo:min-height="0.6047in" fo:min-width="1.8654in" style:run-through="foreground"/>
    </style:style>
    <style:style style:name="gr11" style:family="graphic">
      <style:graphic-properties draw:stroke="none" svg:stroke-color="#000000" draw:fill="none" draw:fill-color="#ffffff" fo:min-height="0.3228in" style:run-through="foreground"/>
      <style:paragraph-properties style:writing-mode="lr-tb"/>
    </style:style>
    <style:style style:name="gr12" style:family="graphic">
      <style:graphic-properties draw:fill-color="#ffffff" draw:textarea-horizontal-align="justify" draw:textarea-vertical-align="middle" draw:auto-grow-height="false" fo:min-height="0.6307in" fo:min-width="0.7138in" style:run-through="foreground"/>
    </style:style>
    <style:style style:name="gr13" style:family="graphic">
      <style:graphic-properties draw:fill-color="#ffffff" draw:textarea-horizontal-align="justify" draw:textarea-vertical-align="middle" draw:auto-grow-height="false" fo:min-height="0.6055in" fo:min-width="2.0016in" style:run-through="foreground"/>
    </style:style>
    <style:style style:name="gr14" style:family="graphic">
      <style:graphic-properties draw:stroke="solid" svg:stroke-color="#000000" draw:fill="none" draw:fill-color="#ffffff" fo:min-height="0.211in" style:run-through="foreground"/>
      <style:paragraph-properties style:writing-mode="lr-tb"/>
    </style:style>
    <style:style style:name="gr15" style:family="graphic">
      <style:graphic-properties draw:stroke="solid" svg:stroke-color="#000000" draw:fill="none" draw:fill-color="#ffffff" fo:min-height="0.1925in" style:run-through="foreground" style:vertical-pos="from-top" style:vertical-rel="paragraph" style:horizontal-pos="from-left" style:horizontal-rel="paragraph"/>
      <style:paragraph-properties style:writing-mode="lr-tb"/>
    </style:style>
    <style:style style:name="gr16" style:family="graphic">
      <style:graphic-properties draw:stroke="solid" svg:stroke-color="#000000" draw:fill="none" draw:fill-color="#ffffff" fo:min-height="0.1937in" style:run-through="foreground" style:vertical-pos="from-top" style:vertical-rel="paragraph" style:horizontal-pos="from-left" style:horizontal-rel="paragraph"/>
      <style:paragraph-properties style:writing-mode="lr-tb"/>
    </style:style>
    <style:style style:name="gr17" style:family="graphic">
      <style:graphic-properties style:run-through="foreground"/>
    </style:style>
    <style:style style:name="gr18" style:family="graphic">
      <style:graphic-properties draw:stroke="solid" svg:stroke-color="#000000" draw:fill="none" draw:fill-color="#ffffff" fo:min-height="0.1937in" style:run-through="foreground"/>
      <style:paragraph-properties style:writing-mode="lr-tb"/>
    </style:style>
    <style:style style:name="gr19" style:family="graphic">
      <style:graphic-properties draw:stroke="solid" svg:stroke-color="#000000" draw:fill="none" draw:fill-color="#ffffff" fo:min-height="0.1728in" style:run-through="foreground"/>
      <style:paragraph-properties style:writing-mode="lr-tb"/>
    </style:style>
    <style:style style:name="gr20" style:family="graphic">
      <style:graphic-properties draw:stroke="solid" svg:stroke-color="#000000" draw:fill="none" draw:fill-color="#ffffff" fo:min-height="0.2102in" style:run-through="foreground"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 Conceptual Schema for the database.</text:p>
      <text:p text:style-name="P1"><text:span text:style-name="T1"/></text:p>
      <text:p text:style-name="P1"><text:span text:style-name="T1">There are 4 collections in the database that is for the Cosmetics, Jewelry, Electronics and Mixed. This database represents an e-commerce store and the data included shows customer behavior, </text:span><text:span text:style-name="T2">in </text:span><text:span text:style-name="T1"><text:s/>terms of how they interact with the website. </text:span></text:p>
      <text:p text:style-name="P1"><text:span text:style-name="T1"/></text:p>
      <text:p text:style-name="P1"><text:span text:style-name="T1"/></text:p>
      <text:p text:style-name="P1">1.a) Cosmetics <text:span text:style-name="T12">Store.</text:span></text:p>
      <text:p text:style-name="P1"><text:span text:style-name="T1"/></text:p>
      <text:p text:style-name="P1"><draw:g text:anchor-type="paragraph" draw:z-index="3" draw:style-name="gr1"><draw:g draw:style-name="gr17"><draw:line draw:name="Shape5" draw:style-name="gr4" draw:text-style-name="P21" svg:x1="-0.2055in" svg:y1="0.6819in" svg:x2="-0.2055in" svg:y2="0.2756in"><text:p/></draw:line><draw:frame draw:name="Shape6" draw:style-name="gr6" draw:text-style-name="P22" svg:width="0.3543in" svg:height="0.1925in" svg:x="-0.3201in" svg:y="0.0819in"><draw:text-box><text:p>id</text:p></draw:text-box></draw:frame></draw:g><draw:frame draw:name="Shape6" draw:style-name="gr18" draw:text-style-name="P22" svg:width="0.5941in" svg:height="0.1941in" svg:x="0.2319in" svg:y="0.0819in"><draw:text-box><text:p>user_id</text:p></draw:text-box></draw:frame><draw:frame draw:name="Shape6_0" draw:style-name="gr19" draw:text-style-name="P22" svg:width="0.937in" svg:height="0.1925in" svg:x="0.8681in" svg:y="0.0819in"><draw:text-box><text:p>user_session</text:p></draw:text-box></draw:frame></draw:g><draw:frame text:anchor-type="paragraph" draw:z-index="7" draw:name="Shape6" draw:style-name="gr15" draw:text-style-name="P22" svg:width="0.7504in" svg:height="0.1925in" svg:x="5.5783in" svg:y="0.0819in"><draw:text-box><text:p>event_time</text:p></draw:text-box></draw:frame><draw:line text:anchor-type="paragraph" draw:z-index="4" draw:name="Shape5" draw:style-name="gr8" draw:text-style-name="P21" svg:x1="4.9878in" svg:y1="0.6819in" svg:x2="4.9878in" svg:y2="0.2756in"><text:p/></draw:line><draw:frame text:anchor-type="paragraph" draw:z-index="5" draw:name="Shape6" draw:style-name="gr15" draw:text-style-name="P22" svg:width="0.7504in" svg:height="0.1925in" svg:x="4.7453in" svg:y="0.0819in"><draw:text-box><text:p>event_type</text:p></draw:text-box></draw:frame><draw:line text:anchor-type="paragraph" draw:z-index="8" draw:name="Shape5" draw:style-name="gr8" draw:text-style-name="P21" svg:x1="6.6752in" svg:y1="0.6819in" svg:x2="6.6752in" svg:y2="0.2756in"><text:p/></draw:line><draw:frame text:anchor-type="paragraph" draw:z-index="9" draw:name="Shape6" draw:style-name="gr15" draw:text-style-name="P22" svg:width="0.7504in" svg:height="0.1925in" svg:x="6.4327in" svg:y="0.0819in"><draw:text-box><text:p>product_id</text:p></draw:text-box></draw:frame><text:span text:style-name="T1"/></text:p>
      <text:p text:style-name="P1"><draw:line text:anchor-type="paragraph" draw:z-index="2" draw:name="Shape5_0" draw:style-name="gr8" draw:text-style-name="P21" svg:x1="1.0602in" svg:y1="0.4902in" svg:x2="1.0602in" svg:y2="0.0839in"><text:p/></draw:line><draw:line text:anchor-type="paragraph" draw:z-index="6" draw:name="Shape5" draw:style-name="gr8" draw:text-style-name="P21" svg:x1="5.8213in" svg:y1="0.4902in" svg:x2="5.8213in" svg:y2="0.0839in"><text:p/></draw:line><draw:g text:anchor-type="paragraph" draw:z-index="14" draw:style-name="gr1"><draw:custom-shape draw:name="Shape3" draw:style-name="gr10" draw:text-style-name="P19" svg:width="1.8657in" svg:height="0.6051in" svg:x="-0.4035in" svg:y="0.4799in"><text:p/><draw:enhanced-geometry svg:viewBox="0 0 21600 21600" draw:type="rectangle" draw:enhanced-path="M 0 0 L 21600 0 21600 21600 0 21600 0 0 Z N"/></draw:custom-shape><draw:frame draw:name="Shape2_1" draw:style-name="gr11" draw:text-style-name="P26" svg:width="0.8543in" svg:height="0.3232in" svg:x="0.0862in" svg:y="0.5945in"><draw:text-box><text:p text:style-name="P25"><text:span text:style-name="T13">User</text:span></text:p></draw:text-box></draw:frame><draw:custom-shape draw:name="Shape1" draw:style-name="gr12" draw:text-style-name="P27" svg:width="1.4276in" svg:height="1.2606in" svg:x="2.3673in" svg:y="0.1673in"><text:p/><draw:enhanced-geometry svg:viewBox="0 0 21600 21600" draw:glue-points="10800 0 0 10800 10800 21600 21600 10800" draw:text-areas="5400 5400 16200 16200" draw:type="diamond" draw:enhanced-path="M 10800 0 L 21600 10800 10800 21600 0 10800 10800 0 Z N"/></draw:custom-shape><draw:frame draw:name="Shape2" draw:style-name="gr11" draw:text-style-name="P26" svg:width="0.8543in" svg:height="0.3232in" svg:x="2.8047in" svg:y="0.7091in"><draw:text-box><text:p text:style-name="P25"><text:span text:style-name="T13">Activity</text:span></text:p></draw:text-box></draw:frame><draw:line draw:name="Shape7" draw:style-name="gr4" draw:text-style-name="P21" svg:x1="1.4512in" svg:y1="0.8028in" svg:x2="2.3673in" svg:y2="0.8028in"><text:p/></draw:line><draw:line draw:name="Shape8" draw:style-name="gr4" draw:text-style-name="P21" svg:x1="3.7945in" svg:y1="0.8028in" svg:x2="4.7583in" svg:y2="0.8028in"><text:p/></draw:line></draw:g><draw:line text:anchor-type="paragraph" draw:z-index="12" draw:name="Shape5" draw:style-name="gr8" draw:text-style-name="P21" svg:x1="0.485in" svg:y1="0.4902in" svg:x2="0.485in" svg:y2="0.0839in"><text:p/></draw:line><draw:frame text:anchor-type="paragraph" draw:z-index="13" draw:name="Shape6" draw:style-name="gr20" draw:text-style-name="P22" svg:width="0.4248in" svg:height="0.2106in" svg:x="0.3362in" svg:y="0.4984in"><draw:text-box><text:p>price</text:p></draw:text-box></draw:frame><text:span text:style-name="T1"/></text:p>
      <text:p text:style-name="P1"><draw:line text:anchor-type="paragraph" draw:z-index="1" draw:name="Shape5" draw:style-name="gr8" draw:text-style-name="P21" svg:x1="4.7685in" svg:y1="0.8098in" svg:x2="4.7685in" svg:y2="0.4035in"><text:p/></draw:line><text:span text:style-name="T1"/></text:p>
      <text:p text:style-name="P1"><draw:g text:anchor-type="paragraph" draw:z-index="0" draw:style-name="gr1"><draw:custom-shape draw:name="Shape4" draw:style-name="gr13" draw:text-style-name="P19" svg:width="2.0016in" svg:height="0.6059in" svg:x="4.7689in" svg:y="0.1071in"><text:p/><draw:enhanced-geometry svg:viewBox="0 0 21600 21600" draw:type="rectangle" draw:enhanced-path="M 0 0 L 21600 0 21600 21600 0 21600 0 0 Z N"/></draw:custom-shape><draw:frame draw:name="Shape2_0" draw:style-name="gr11" draw:text-style-name="P26" svg:width="0.8543in" svg:height="0.3232in" svg:x="5.2008in" svg:y="0.2217in"><draw:text-box><text:p text:style-name="P25"><text:span text:style-name="T13">Product</text:span></text:p></draw:text-box></draw:frame></draw:g><text:span text:style-name="T1"/></text:p>
      <text:p text:style-name="P1"><text:span text:style-name="T1"/></text:p>
      <text:p text:style-name="P1"><text:span text:style-name="T1"/></text:p>
      <text:p text:style-name="P1"><draw:g text:anchor-type="paragraph" draw:z-index="10" draw:style-name="gr1"><draw:line draw:name="Shape5" draw:style-name="gr4" draw:text-style-name="P21" svg:x1="4.9563in" svg:y1="0.5425in" svg:x2="4.9563in" svg:y2="0.1362in"><text:p/></draw:line><draw:frame draw:name="Shape6" draw:style-name="gr9" draw:text-style-name="P22" svg:width="0.8413in" svg:height="0.2106in" svg:x="4.8075in" svg:y="0.5508in"><draw:text-box><text:p>category_Id</text:p></draw:text-box></draw:frame></draw:g><draw:g text:anchor-type="paragraph" draw:z-index="11" draw:style-name="gr1"><draw:line draw:name="Shape5" draw:style-name="gr4" draw:text-style-name="P21" svg:x1="5.8732in" svg:y1="0.5425in" svg:x2="5.8732in" svg:y2="0.1362in"><text:p/></draw:line><draw:frame draw:name="Shape6" draw:style-name="gr9" draw:text-style-name="P22" svg:width="0.4248in" svg:height="0.2106in" svg:x="5.7244in" svg:y="0.5508in"><draw:text-box><text:p>brand</text:p></draw:text-box></draw:frame></draw:g><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
      <text:p text:style-name="P2"/>
      <text:p text:style-name="P2"/>
      <text:p text:style-name="P2"><draw:g text:anchor-type="paragraph" draw:z-index="20" draw:style-name="gr1"><draw:frame draw:name="Shape6_1" draw:style-name="gr6" draw:text-style-name="P22" svg:width="0.5598in" svg:height="0.1925in" svg:x="2.2453in" svg:y="0.1547in"><draw:text-box><text:p>quantity</text:p></draw:text-box></draw:frame><draw:line draw:name="Shape5_4" draw:style-name="gr4" draw:text-style-name="P21" svg:x1="2.3626in" svg:y1="0.7547in" svg:x2="2.3626in" svg:y2="0.3484in"><text:p/></draw:line></draw:g><draw:g text:anchor-type="paragraph" draw:z-index="21" draw:style-name="gr1"><draw:frame draw:name="Shape6_1" draw:style-name="gr6" draw:text-style-name="P22" svg:width="0.5705in" svg:height="0.1925in" svg:x="2.8492in" svg:y="0.1547in"><draw:text-box><text:p>orderid</text:p></draw:text-box></draw:frame><draw:line draw:name="Shape5_4" draw:style-name="gr4" draw:text-style-name="P21" svg:x1="3.0295in" svg:y1="0.7535in" svg:x2="3.0295in" svg:y2="0.3472in"><text:p/></draw:line></draw:g><draw:g text:anchor-type="paragraph" draw:z-index="22" draw:style-name="gr1"><draw:frame draw:name="Shape6_1" draw:style-name="gr6" draw:text-style-name="P22" svg:width="0.8516in" svg:height="0.1925in" svg:x="3.4744in" svg:y="0.148in"><draw:text-box><text:p>event_time</text:p></draw:text-box></draw:frame><draw:line draw:name="Shape5_4" draw:style-name="gr4" draw:text-style-name="P21" svg:x1="3.7437in" svg:y1="0.7469in" svg:x2="3.7437in" svg:y2="0.3406in"><text:p/></draw:line></draw:g></text:p>
      <text:p text:style-name="P2"/>
      <text:p text:style-name="P2"/>
      <text:p text:style-name="P2"><draw:g text:anchor-type="paragraph" draw:z-index="57" draw:style-name="gr1"><draw:custom-shape draw:name="Shape4" draw:style-name="gr2" draw:text-style-name="P19" svg:width="2.0024in" svg:height="0.6067in" svg:x="2.248in" svg:y="0.1634in"><text:p/><draw:enhanced-geometry svg:viewBox="0 0 21600 21600" draw:type="rectangle" draw:enhanced-path="M 0 0 L 21600 0 21600 21600 0 21600 0 0 Z N"/></draw:custom-shape><draw:frame draw:name="Shape2_0" draw:style-name="gr3" draw:text-style-name="P20" svg:width="0.8551in" svg:height="0.324in" svg:x="2.6799in" svg:y="0.278in"><draw:text-box><text:p><text:span text:style-name="T18">Orders</text:span></text:p></draw:text-box></draw:frame></draw:g>b) Jewelry <text:span text:style-name="T12">Store.</text:span></text:p>
      <text:p text:style-name="P2"/>
      <text:p text:style-name="P1"><text:span text:style-name="T1"/></text:p>
      <text:p text:style-name="P1"/>
      <text:p text:style-name="P7"><draw:line text:anchor-type="paragraph" draw:z-index="18" draw:name="Shape5_3" draw:style-name="gr8" draw:text-style-name="P21" svg:x1="3.2138in" svg:y1="0.5839in" svg:x2="3.2138in" svg:y2="0.0228in"><text:p/></draw:line><text:span text:style-name="T8"/></text:p>
      <text:p text:style-name="P1"><draw:g text:anchor-type="paragraph" draw:z-index="15" draw:style-name="gr1"><draw:custom-shape draw:name="Shape3" draw:style-name="gr10" draw:text-style-name="P19" svg:width="1.8657in" svg:height="0.6051in" svg:x="-0.2634in" svg:y="0.7264in"><text:p/><draw:enhanced-geometry svg:viewBox="0 0 21600 21600" draw:type="rectangle" draw:enhanced-path="M 0 0 L 21600 0 21600 21600 0 21600 0 0 Z N"/></draw:custom-shape><draw:frame draw:name="Shape2_1" draw:style-name="gr11" draw:text-style-name="P26" svg:width="0.8543in" svg:height="0.3232in" svg:x="0.2264in" svg:y="0.8409in"><draw:text-box><text:p text:style-name="P25"><text:span text:style-name="T13">User</text:span></text:p></draw:text-box></draw:frame><draw:custom-shape draw:name="Shape1" draw:style-name="gr12" draw:text-style-name="P27" svg:width="1.4276in" svg:height="1.2606in" svg:x="2.5075in" svg:y="0.4138in"><text:p/><draw:enhanced-geometry svg:viewBox="0 0 21600 21600" draw:glue-points="10800 0 0 10800 10800 21600 21600 10800" draw:text-areas="5400 5400 16200 16200" draw:type="diamond" draw:enhanced-path="M 10800 0 L 21600 10800 10800 21600 0 10800 10800 0 Z N"/></draw:custom-shape><draw:frame draw:name="Shape2" draw:style-name="gr11" draw:text-style-name="P26" svg:width="0.8543in" svg:height="0.3232in" svg:x="2.9449in" svg:y="0.9555in"><draw:text-box><text:p text:style-name="P25"><text:span text:style-name="T13">Activity</text:span></text:p></draw:text-box></draw:frame><draw:line draw:name="Shape7" draw:style-name="gr4" draw:text-style-name="P21" svg:x1="1.5913in" svg:y1="1.0492in" svg:x2="2.5075in" svg:y2="1.0492in"><text:p/></draw:line><draw:line draw:name="Shape8" draw:style-name="gr4" draw:text-style-name="P21" svg:x1="3.9346in" svg:y1="1.0492in" svg:x2="4.8984in" svg:y2="1.0492in"><text:p/></draw:line><draw:custom-shape draw:name="Shape4" draw:style-name="gr13" draw:text-style-name="P19" svg:width="2.0016in" svg:height="0.6059in" svg:x="4.9146in" svg:y="0.7264in"><text:p/><draw:enhanced-geometry svg:viewBox="0 0 21600 21600" draw:type="rectangle" draw:enhanced-path="M 0 0 L 21600 0 21600 21600 0 21600 0 0 Z N"/></draw:custom-shape><draw:frame draw:name="Shape2_0" draw:style-name="gr11" draw:text-style-name="P26" svg:width="0.8543in" svg:height="0.3232in" svg:x="5.3465in" svg:y="0.8409in"><draw:text-box><text:p text:style-name="P25"><text:span text:style-name="T13">Product</text:span></text:p></draw:text-box></draw:frame></draw:g><draw:line text:anchor-type="paragraph" draw:z-index="17" draw:name="Shape5_1" draw:style-name="gr8" draw:text-style-name="P21" svg:x1="0.485in" svg:y1="0.7264in" svg:x2="0.485in" svg:y2="0.3201in"><text:p/></draw:line><draw:g text:anchor-type="paragraph" draw:z-index="16" draw:style-name="gr1"><draw:g draw:style-name="gr17"><draw:line draw:name="Shape5" draw:style-name="gr4" draw:text-style-name="P21" svg:x1="-0.1953in" svg:y1="0.7366in" svg:x2="-0.1953in" svg:y2="0.3303in"><text:p/></draw:line><draw:frame draw:name="Shape6" draw:style-name="gr6" draw:text-style-name="P22" svg:width="0.3543in" svg:height="0.1925in" svg:x="-0.3098in" svg:y="0.1366in"><draw:text-box><text:p>id</text:p></draw:text-box></draw:frame></draw:g><draw:frame draw:name="Shape6" draw:style-name="gr18" draw:text-style-name="P22" svg:width="0.5941in" svg:height="0.1941in" svg:x="0.2421in" svg:y="0.1366in"><draw:text-box><text:p>user_id</text:p></draw:text-box></draw:frame><draw:frame draw:name="Shape6_0" draw:style-name="gr19" draw:text-style-name="P22" svg:width="0.937in" svg:height="0.1925in" svg:x="0.8783in" svg:y="0.1366in"><draw:text-box><text:p>gender</text:p></draw:text-box></draw:frame></draw:g><draw:line text:anchor-type="paragraph" draw:z-index="19" draw:name="Shape5_2" draw:style-name="gr8" draw:text-style-name="P21" svg:x1="1.1413in" svg:y1="0.7264in" svg:x2="1.1413in" svg:y2="0.3201in"><text:p/></draw:line><draw:g text:anchor-type="paragraph" draw:z-index="23" draw:style-name="gr1"><draw:frame draw:name="Shape6_1" draw:style-name="gr6" draw:text-style-name="P22" svg:width="0.8516in" svg:height="0.1925in" svg:x="4.7866in" svg:y="0.128in"><draw:text-box><text:p>product_id</text:p></draw:text-box></draw:frame><draw:line draw:name="Shape5_4" draw:style-name="gr4" draw:text-style-name="P21" svg:x1="5.0559in" svg:y1="0.7268in" svg:x2="5.0559in" svg:y2="0.3205in"><text:p/></draw:line></draw:g><draw:g text:anchor-type="paragraph" draw:z-index="24" draw:style-name="gr1"><draw:frame draw:name="Shape6_1" draw:style-name="gr6" draw:text-style-name="P22" svg:width="0.8516in" svg:height="0.1925in" svg:x="5.6929in" svg:y="0.128in"><draw:text-box><text:p>category_id</text:p></draw:text-box></draw:frame><draw:line draw:name="Shape5_4" draw:style-name="gr4" draw:text-style-name="P21" svg:x1="5.9622in" svg:y1="0.7268in" svg:x2="5.9622in" svg:y2="0.3205in"><text:p/></draw:line></draw:g><draw:g text:anchor-type="paragraph" draw:z-index="25" draw:style-name="gr1"><draw:frame draw:name="Shape6_1" draw:style-name="gr6" draw:text-style-name="P22" svg:width="0.6748in" svg:height="0.3843in" svg:x="6.589in" svg:y="0.128in"><draw:text-box><text:p>category_code</text:p></draw:text-box></draw:frame><draw:line draw:name="Shape5_4" draw:style-name="gr4" draw:text-style-name="P21" svg:x1="6.8024in" svg:y1="0.7268in" svg:x2="6.8024in" svg:y2="0.3205in"><text:p/></draw:line></draw:g><text:span text:style-name="T1"/></text:p>
      <text:p text:style-name="P1"><text:span text:style-name="T1"/></text:p>
      <text:p text:style-name="P1"><draw:g text:anchor-type="paragraph" draw:z-index="26" draw:style-name="gr1"><draw:line draw:name="Shape5" draw:style-name="gr4" draw:text-style-name="P21" svg:x1="5.478in" svg:y1="1.3547in" svg:x2="5.478in" svg:y2="0.9484in"><text:p/></draw:line><draw:frame draw:name="Shape6" draw:style-name="gr9" draw:text-style-name="P22" svg:width="0.4413in" svg:height="0.2106in" svg:x="5.4in" svg:y="1.363in"><draw:text-box><text:p>brand</text:p></draw:text-box></draw:frame></draw:g><draw:g text:anchor-type="paragraph" draw:z-index="27" draw:style-name="gr1"><draw:line draw:name="Shape5" draw:style-name="gr4" draw:text-style-name="P21" svg:x1="5.95in" svg:y1="1.3547in" svg:x2="5.95in" svg:y2="0.9484in"><text:p/></draw:line><draw:frame draw:name="Shape6" draw:style-name="gr9" draw:text-style-name="P22" svg:width="0.3894in" svg:height="0.2106in" svg:x="5.8807in" svg:y="1.363in"><draw:text-box><text:p>color</text:p></draw:text-box></draw:frame></draw:g><draw:g text:anchor-type="paragraph" draw:z-index="28" draw:style-name="gr1"><draw:line draw:name="Shape5" draw:style-name="gr4" draw:text-style-name="P21" svg:x1="6.4417in" svg:y1="1.3547in" svg:x2="6.4417in" svg:y2="0.9484in"><text:p/></draw:line><draw:frame draw:name="Shape6" draw:style-name="gr9" draw:text-style-name="P22" svg:width="0.4012in" svg:height="0.2106in" svg:x="6.3709in" svg:y="1.363in"><draw:text-box><text:p>metal</text:p></draw:text-box></draw:frame></draw:g><draw:g text:anchor-type="paragraph" draw:z-index="29" draw:style-name="gr1"><draw:line draw:name="Shape5" draw:style-name="gr4" draw:text-style-name="P21" svg:x1="6.898in" svg:y1="1.3193in" svg:x2="6.898in" svg:y2="0.8965in"><text:p/></draw:line><draw:frame draw:name="Shape6" draw:style-name="gr5" draw:text-style-name="P22" svg:width="0.3177in" svg:height="0.2189in" svg:x="6.8417in" svg:y="1.3283in"><draw:text-box><text:p>gem</text:p></draw:text-box></draw:frame></draw:g><draw:g text:anchor-type="paragraph" draw:z-index="44" draw:style-name="gr1"><draw:line draw:name="Shape5" draw:style-name="gr4" draw:text-style-name="P21" svg:x1="4.9744in" svg:y1="1.3547in" svg:x2="4.9744in" svg:y2="0.9484in"><text:p/></draw:line><draw:frame draw:name="Shape6" draw:style-name="gr9" draw:text-style-name="P22" svg:width="0.4413in" svg:height="0.2106in" svg:x="4.8965in" svg:y="1.363in"><draw:text-box><text:p>price</text:p></draw:text-box></draw:frame></draw:g></text:p>
      <text:p text:style-name="P1"/>
      <text:p text:style-name="P1"/>
      <text:p text:style-name="P1"/>
      <text:p text:style-name="P1"/>
      <text:p text:style-name="P1"/>
      <text:p text:style-name="P1"/>
      <text:p text:style-name="P1"/>
      <text:p text:style-name="P1"/>
      <text:p text:style-name="P1"/>
      <text:p text:style-name="P1"/>
      <text:p text:style-name="P3"><draw:g text:anchor-type="paragraph" draw:z-index="41" draw:style-name="gr1"><draw:custom-shape draw:name="Shape4" draw:style-name="gr2" draw:text-style-name="P19" svg:width="2.0024in" svg:height="0.6067in" svg:x="2.3in" svg:y="0.061in"><text:p/><draw:enhanced-geometry svg:viewBox="0 0 21600 21600" draw:type="rectangle" draw:enhanced-path="M 0 0 L 21600 0 21600 21600 0 21600 0 0 Z N"/></draw:custom-shape><draw:frame draw:name="Shape2_0" draw:style-name="gr3" draw:text-style-name="P20" svg:width="0.8551in" svg:height="0.324in" svg:x="2.7319in" svg:y="0.1756in"><draw:text-box><text:p><text:span text:style-name="T18">Orders</text:span></text:p></draw:text-box></draw:frame></draw:g><text:soft-page-break/>c) Electronics <text:span text:style-name="T12">Store</text:span>. <text:s text:c="35"/></text:p>
      <text:p text:style-name="P1"><draw:g text:anchor-type="paragraph" draw:z-index="30" draw:style-name="gr1"><draw:custom-shape draw:name="Shape3" draw:style-name="gr10" draw:text-style-name="P19" svg:width="1.8657in" svg:height="0.6051in" svg:x="-0.1799in" svg:y="1.2024in"><text:p/><draw:enhanced-geometry svg:viewBox="0 0 21600 21600" draw:type="rectangle" draw:enhanced-path="M 0 0 L 21600 0 21600 21600 0 21600 0 0 Z N"/></draw:custom-shape><draw:frame draw:name="Shape2_1" draw:style-name="gr11" draw:text-style-name="P26" svg:width="0.8543in" svg:height="0.3232in" svg:x="0.3098in" svg:y="1.3169in"><draw:text-box><text:p text:style-name="P25"><text:span text:style-name="T13">User</text:span></text:p></draw:text-box></draw:frame><draw:custom-shape draw:name="Shape1" draw:style-name="gr12" draw:text-style-name="P27" svg:width="1.4276in" svg:height="1.2606in" svg:x="2.5909in" svg:y="0.8898in"><text:p/><draw:enhanced-geometry svg:viewBox="0 0 21600 21600" draw:glue-points="10800 0 0 10800 10800 21600 21600 10800" draw:text-areas="5400 5400 16200 16200" draw:type="diamond" draw:enhanced-path="M 10800 0 L 21600 10800 10800 21600 0 10800 10800 0 Z N"/></draw:custom-shape><draw:frame draw:name="Shape2" draw:style-name="gr11" draw:text-style-name="P26" svg:width="0.8543in" svg:height="0.3232in" svg:x="3.0283in" svg:y="1.4315in"><draw:text-box><text:p text:style-name="P25"><text:span text:style-name="T13">Activity</text:span></text:p></draw:text-box></draw:frame><draw:line draw:name="Shape7" draw:style-name="gr4" draw:text-style-name="P21" svg:x1="1.6748in" svg:y1="1.5252in" svg:x2="2.5909in" svg:y2="1.5252in"><text:p/></draw:line><draw:line draw:name="Shape8" draw:style-name="gr4" draw:text-style-name="P21" svg:x1="4.0181in" svg:y1="1.5252in" svg:x2="4.9819in" svg:y2="1.5252in"><text:p/></draw:line><draw:custom-shape draw:name="Shape4" draw:style-name="gr13" draw:text-style-name="P19" svg:width="2.0016in" svg:height="0.6059in" svg:x="4.998in" svg:y="1.2024in"><text:p/><draw:enhanced-geometry svg:viewBox="0 0 21600 21600" draw:type="rectangle" draw:enhanced-path="M 0 0 L 21600 0 21600 21600 0 21600 0 0 Z N"/></draw:custom-shape><draw:frame draw:name="Shape2_0" draw:style-name="gr11" draw:text-style-name="P26" svg:width="0.8543in" svg:height="0.3232in" svg:x="5.4299in" svg:y="1.3169in"><draw:text-box><text:p text:style-name="P25"><text:span text:style-name="T13">Product</text:span></text:p></draw:text-box></draw:frame></draw:g><text:s text:c="55"/></text:p>
      <text:p text:style-name="P1"><text:s text:c="68"/></text:p>
      <text:p text:style-name="P1"><draw:line text:anchor-type="paragraph" draw:z-index="42" draw:name="Shape5_7" draw:style-name="gr8" draw:text-style-name="P21" svg:x1="3.2976in" svg:y1="0.5063in" svg:x2="3.2976in" svg:y2="0.1in"><text:p/></draw:line><draw:g text:anchor-type="paragraph" draw:z-index="43" draw:style-name="gr1"><draw:line draw:name="Shape5" draw:style-name="gr4" draw:text-style-name="P23" svg:x1="2.3921in" svg:y1="0.4984in" svg:x2="2.3921in" svg:y2="0.0921in"><text:p/></draw:line><draw:frame draw:name="Shape6" draw:style-name="gr14" draw:text-style-name="P24" svg:width="0.6886in" svg:height="0.2114in" svg:x="2.2701in" svg:y="0.5063in"><draw:text-box><text:p><text:span text:style-name="T19">order_id</text:span></text:p></draw:text-box></draw:frame></draw:g></text:p>
      <text:p text:style-name="P1"><draw:g text:anchor-type="paragraph" draw:z-index="31" draw:style-name="gr1"><draw:line draw:name="Shape5" draw:style-name="gr4" draw:text-style-name="P21" svg:x1="-0.0654in" svg:y1="0.6272in" svg:x2="-0.0654in" svg:y2="0.2209in"><text:p/></draw:line><draw:frame draw:name="Shape6" draw:style-name="gr6" draw:text-style-name="P22" svg:width="0.3543in" svg:height="0.1925in" svg:x="-0.1799in" svg:y="0.0272in"><draw:text-box><text:p>id</text:p></draw:text-box></draw:frame></draw:g><draw:frame text:anchor-type="paragraph" draw:z-index="32" draw:name="Shape6" draw:style-name="gr16" draw:text-style-name="P22" svg:width="0.5941in" svg:height="0.1941in" svg:x="0.372in" svg:y="0.0272in"><draw:text-box><text:p>user_id</text:p></draw:text-box></draw:frame><draw:frame text:anchor-type="paragraph" draw:z-index="33" draw:name="Shape6_0" draw:style-name="gr15" draw:text-style-name="P22" svg:width="0.5469in" svg:height="0.1925in" svg:x="1.0083in" svg:y="0.0272in"><draw:text-box><text:p>gender</text:p></draw:text-box></draw:frame><draw:g text:anchor-type="paragraph" draw:z-index="36" draw:style-name="gr1"><draw:frame draw:name="Shape6_1" draw:style-name="gr6" draw:text-style-name="P22" svg:width="0.737in" svg:height="0.1925in" svg:x="4.8181in" svg:y="0.0283in"><draw:text-box><text:p>product_id</text:p></draw:text-box></draw:frame><draw:line draw:name="Shape5_4" draw:style-name="gr4" draw:text-style-name="P21" svg:x1="5.0508in" svg:y1="0.6272in" svg:x2="5.0508in" svg:y2="0.2209in"><text:p/></draw:line></draw:g><draw:g text:anchor-type="paragraph" draw:z-index="37" draw:style-name="gr1"><draw:frame draw:name="Shape6_1" draw:style-name="gr6" draw:text-style-name="P24" svg:width="1.0012in" svg:height="0.1925in" svg:x="5.628in" svg:y="0.028in"><draw:text-box><text:p><text:span text:style-name="T19">category_co</text:span><text:span text:style-name="T19">de</text:span></text:p></draw:text-box></draw:frame><draw:line draw:name="Shape5_4" draw:style-name="gr4" draw:text-style-name="P23" svg:x1="5.9441in" svg:y1="0.6272in" svg:x2="5.9441in" svg:y2="0.2205in"><text:p/></draw:line></draw:g><draw:g text:anchor-type="paragraph" draw:z-index="38" draw:style-name="gr1"><draw:frame draw:name="Shape6_1" draw:style-name="gr6" draw:text-style-name="P22" svg:width="0.737in" svg:height="0.3843in" svg:x="6.6827in" svg:y="0.0283in"><draw:text-box><text:p>category_id</text:p></draw:text-box></draw:frame><draw:line draw:name="Shape5_4" draw:style-name="gr4" draw:text-style-name="P21" svg:x1="6.9154in" svg:y1="0.6272in" svg:x2="6.9154in" svg:y2="0.2209in"><text:p/></draw:line></draw:g></text:p>
      <text:p text:style-name="P1"><draw:line text:anchor-type="paragraph" draw:z-index="34" draw:name="Shape5_5" draw:style-name="gr8" draw:text-style-name="P21" svg:x1="0.5476in" svg:y1="0.4354in" svg:x2="0.5476in" svg:y2="0.0291in"><text:p/></draw:line><draw:line text:anchor-type="paragraph" draw:z-index="35" draw:name="Shape5_6" draw:style-name="gr8" draw:text-style-name="P21" svg:x1="1.1413in" svg:y1="0.4343in" svg:x2="1.1413in" svg:y2="0.028in"><text:p/></draw:line><text:s text:c="4"/></text:p>
      <text:p text:style-name="P3"><text:s/></text:p>
      <text:p text:style-name="P3"><text:s text:c="7"/></text:p>
      <text:p text:style-name="P1"><draw:g text:anchor-type="paragraph" draw:z-index="39" draw:style-name="gr1"><draw:line draw:name="Shape5" draw:style-name="gr4" draw:text-style-name="P21" svg:x1="5.0933in" svg:y1="1.0106in" svg:x2="5.0933in" svg:y2="0.6043in"><text:p/></draw:line><draw:frame draw:name="Shape6" draw:style-name="gr9" draw:text-style-name="P22" svg:width="0.5362in" svg:height="0.2106in" svg:x="4.998in" svg:y="1.0189in"><draw:text-box><text:p>brand</text:p></draw:text-box></draw:frame></draw:g><draw:g text:anchor-type="paragraph" draw:z-index="40" draw:style-name="gr1"><draw:line draw:name="Shape5" draw:style-name="gr4" draw:text-style-name="P21" svg:x1="5.724in" svg:y1="1.0106in" svg:x2="5.724in" svg:y2="0.6043in"><text:p/></draw:line><draw:frame draw:name="Shape6" draw:style-name="gr9" draw:text-style-name="P22" svg:width="0.5362in" svg:height="0.2106in" svg:x="5.6291in" svg:y="1.0189in"><draw:text-box><text:p>price</text:p></draw:text-box></draw:frame></draw:g><text:span text:style-name="T1"/></text:p>
      <text:p text:style-name="P1"><text:span text:style-name="T1"/></text:p>
      <text:p text:style-name="P1"><text:span text:style-name="T1"/></text:p>
      <text:p text:style-name="P1"><text:span text:style-name="T1"/></text:p>
      <text:p text:style-name="P4">d) Mixed Store.</text:p>
      <text:p text:style-name="P4"/>
      <text:p text:style-name="P4"/>
      <text:p text:style-name="P4"><draw:g text:anchor-type="paragraph" draw:z-index="47" draw:style-name="gr1"><draw:custom-shape draw:name="Shape4" draw:style-name="gr2" draw:text-style-name="P19" svg:width="2.0024in" svg:height="0.6067in" svg:x="2.3in" svg:y="0.1425in"><text:p/><draw:enhanced-geometry svg:viewBox="0 0 21600 21600" draw:type="rectangle" draw:enhanced-path="M 0 0 L 21600 0 21600 21600 0 21600 0 0 Z N"/></draw:custom-shape><draw:frame draw:name="Shape2_0" draw:style-name="gr3" draw:text-style-name="P20" svg:width="0.8551in" svg:height="0.324in" svg:x="2.7319in" svg:y="0.2571in"><draw:text-box><text:p><text:span text:style-name="T18">Events</text:span></text:p></draw:text-box></draw:frame></draw:g></text:p>
      <text:p text:style-name="P4"/>
      <text:p text:style-name="P4"><text:s text:c="44"/></text:p>
      <text:p text:style-name="P4"><draw:line text:anchor-type="paragraph" draw:z-index="51" draw:name="Shape5_8" draw:style-name="gr8" draw:text-style-name="P21" svg:x1="3.3047in" svg:y1="0.6102in" svg:x2="3.3075in" svg:y2="0.1736in"><text:p/></draw:line><draw:g text:anchor-type="paragraph" draw:z-index="52" draw:style-name="gr1"><draw:line draw:name="Shape5" draw:style-name="gr4" draw:text-style-name="P23" svg:x1="2.2957in" svg:y1="0.5469in" svg:x2="2.2957in" svg:y2="0.1732in"><text:p/></draw:line><draw:frame draw:name="Shape6" draw:style-name="gr7" draw:text-style-name="P24" svg:width="0.8598in" svg:height="0.3539in" svg:x="2.1437in" svg:y="0.5543in"><draw:text-box><text:p><text:span text:style-name="T19">event_time</text:span></text:p></draw:text-box></draw:frame></draw:g><draw:g text:anchor-type="paragraph" draw:z-index="53" draw:style-name="gr1"><draw:line draw:name="Shape5" draw:style-name="gr4" draw:text-style-name="P23" svg:x1="3.8996in" svg:y1="0.5469in" svg:x2="3.8996in" svg:y2="0.1732in"><text:p/></draw:line><draw:frame draw:name="Shape6" draw:style-name="gr7" draw:text-style-name="P24" svg:width="0.8598in" svg:height="0.3539in" svg:x="3.748in" svg:y="0.5543in"><draw:text-box><text:p><text:span text:style-name="T19">event_type</text:span></text:p></draw:text-box></draw:frame></draw:g></text:p>
      <text:p text:style-name="P4"><draw:g text:anchor-type="paragraph" draw:z-index="46" draw:style-name="gr1"><draw:line draw:name="Shape5" draw:style-name="gr4" draw:text-style-name="P21" svg:x1="-0.0028in" svg:y1="0.7311in" svg:x2="-0.0028in" svg:y2="0.3248in"><text:p/></draw:line><draw:frame draw:name="Shape6" draw:style-name="gr6" draw:text-style-name="P22" svg:width="0.3543in" svg:height="0.1925in" svg:x="-0.1173in" svg:y="0.1311in"><draw:text-box><text:p>id</text:p></draw:text-box></draw:frame></draw:g><draw:g text:anchor-type="paragraph" draw:z-index="48" draw:style-name="gr1"><draw:line draw:name="Shape5" draw:style-name="gr4" draw:text-style-name="P21" svg:x1="0.6146in" svg:y1="0.7311in" svg:x2="0.6146in" svg:y2="0.3248in"><text:p/></draw:line><draw:frame draw:name="Shape6" draw:style-name="gr6" draw:text-style-name="P22" svg:width="1.0059in" svg:height="0.1925in" svg:x="0.289in" svg:y="0.1311in"><draw:text-box><text:p>user_session. </text:p></draw:text-box></draw:frame></draw:g><draw:g text:anchor-type="paragraph" draw:z-index="54" draw:style-name="gr1"><draw:frame draw:name="Shape6_1" draw:style-name="gr6" draw:text-style-name="P22" svg:width="0.737in" svg:height="0.1925in" svg:x="4.839in" svg:y="0.1327in"><draw:text-box><text:p>product_id</text:p></draw:text-box></draw:frame><draw:line draw:name="Shape5_4" draw:style-name="gr4" draw:text-style-name="P21" svg:x1="5.0717in" svg:y1="0.7315in" svg:x2="5.0717in" svg:y2="0.3252in"><text:p/></draw:line></draw:g><draw:g text:anchor-type="paragraph" draw:z-index="55" draw:style-name="gr1"><draw:frame draw:name="Shape6_1" draw:style-name="gr6" draw:text-style-name="P22" svg:width="0.8961in" svg:height="0.1925in" svg:x="5.6382in" svg:y="0.1319in"><draw:text-box><text:p>category_id</text:p></draw:text-box></draw:frame><draw:line draw:name="Shape5_4" draw:style-name="gr4" draw:text-style-name="P21" svg:x1="5.9213in" svg:y1="0.7311in" svg:x2="5.9213in" svg:y2="0.3244in"><text:p/></draw:line></draw:g></text:p>
      <text:p text:style-name="P4"/>
      <text:p text:style-name="P4"><draw:g text:anchor-type="paragraph" draw:z-index="45" draw:style-name="gr1"><draw:custom-shape draw:name="Shape3" draw:style-name="gr10" draw:text-style-name="P19" svg:width="1.8657in" svg:height="0.6051in" svg:x="-0.1799in" svg:y="0.348in"><text:p/><draw:enhanced-geometry svg:viewBox="0 0 21600 21600" draw:type="rectangle" draw:enhanced-path="M 0 0 L 21600 0 21600 21600 0 21600 0 0 Z N"/></draw:custom-shape><draw:frame draw:name="Shape2_1" draw:style-name="gr11" draw:text-style-name="P26" svg:width="0.8543in" svg:height="0.3232in" svg:x="0.3098in" svg:y="0.4626in"><draw:text-box><text:p text:style-name="P25"><text:span text:style-name="T13">User</text:span></text:p></draw:text-box></draw:frame><draw:custom-shape draw:name="Shape1" draw:style-name="gr12" draw:text-style-name="P27" svg:width="1.4276in" svg:height="1.2606in" svg:x="2.5909in" svg:y="0.0354in"><text:p/><draw:enhanced-geometry svg:viewBox="0 0 21600 21600" draw:glue-points="10800 0 0 10800 10800 21600 21600 10800" draw:text-areas="5400 5400 16200 16200" draw:type="diamond" draw:enhanced-path="M 10800 0 L 21600 10800 10800 21600 0 10800 10800 0 Z N"/></draw:custom-shape><draw:frame draw:name="Shape2" draw:style-name="gr11" draw:text-style-name="P26" svg:width="0.8543in" svg:height="0.3232in" svg:x="3.0283in" svg:y="0.5772in"><draw:text-box><text:p text:style-name="P25"><text:span text:style-name="T13">Activity</text:span></text:p></draw:text-box></draw:frame><draw:line draw:name="Shape7" draw:style-name="gr4" draw:text-style-name="P21" svg:x1="1.6748in" svg:y1="0.6709in" svg:x2="2.5909in" svg:y2="0.6709in"><text:p/></draw:line><draw:line draw:name="Shape8" draw:style-name="gr4" draw:text-style-name="P21" svg:x1="4.0181in" svg:y1="0.6709in" svg:x2="4.9819in" svg:y2="0.6709in"><text:p/></draw:line><draw:custom-shape draw:name="Shape4" draw:style-name="gr13" draw:text-style-name="P19" svg:width="2.0016in" svg:height="0.6059in" svg:x="4.998in" svg:y="0.348in"><text:p/><draw:enhanced-geometry svg:viewBox="0 0 21600 21600" draw:type="rectangle" draw:enhanced-path="M 0 0 L 21600 0 21600 21600 0 21600 0 0 Z N"/></draw:custom-shape><draw:frame draw:name="Shape2_0" draw:style-name="gr11" draw:text-style-name="P26" svg:width="0.8543in" svg:height="0.3232in" svg:x="5.4299in" svg:y="0.4626in"><draw:text-box><text:p text:style-name="P25"><text:span text:style-name="T13">Product</text:span></text:p></draw:text-box></draw:frame></draw:g><draw:g text:anchor-type="paragraph" draw:z-index="49" draw:style-name="gr1"><draw:line draw:name="Shape5" draw:style-name="gr4" draw:text-style-name="P21" svg:x1="5.0933in" svg:y1="1.3598in" svg:x2="5.0933in" svg:y2="0.9535in"><text:p/></draw:line><draw:frame draw:name="Shape6" draw:style-name="gr9" draw:text-style-name="P22" svg:width="0.5362in" svg:height="0.2106in" svg:x="4.998in" svg:y="1.3681in"><draw:text-box><text:p>brand</text:p></draw:text-box></draw:frame></draw:g><draw:g text:anchor-type="paragraph" draw:z-index="50" draw:style-name="gr1"><draw:line draw:name="Shape5" draw:style-name="gr4" draw:text-style-name="P21" svg:x1="5.724in" svg:y1="1.3598in" svg:x2="5.724in" svg:y2="0.9535in"><text:p/></draw:line><draw:frame draw:name="Shape6" draw:style-name="gr9" draw:text-style-name="P22" svg:width="0.5362in" svg:height="0.2106in" svg:x="5.6291in" svg:y="1.3681in"><draw:text-box><text:p>price</text:p></draw:text-box></draw:frame></draw:g><draw:g text:anchor-type="paragraph" draw:z-index="56" draw:style-name="gr1"><draw:line draw:name="Shape5" draw:style-name="gr4" draw:text-style-name="P21" svg:x1="6.539in" svg:y1="1.3756in" svg:x2="6.539in" svg:y2="0.9535in"><text:p/></draw:line><draw:frame draw:name="Shape6" draw:style-name="gr5" draw:text-style-name="P22" svg:width="1.0197in" svg:height="0.2189in" svg:x="6.3583in" svg:y="1.3843in"><draw:text-box><text:p>category_code</text:p></draw:text-box></draw:frame></draw:g></text:p>
      <text:p text:style-name="P4"/>
      <text:p text:style-name="P4"/>
      <text:p text:style-name="P5">2. Workload.</text:p>
      <text:p text:style-name="P13"><text:span text:style-name="T3">The workload for the application is going to be based on the application activity, </text:span><text:span text:style-name="T4">this will be based on what is happening in the different stores. In the collection Mixed the behavior is based on whether the following distinct activities </text:span><text:span text:style-name="T5">[“cart”, “purchase”, “view”]</text:span><text:span text:style-name="T4">. </text:span><text:span text:style-name="T5">Its expected that the customer will perform the following activities. In the store Electronics, these are sales that have happened in the store, so there is lots of “get requests” that are happening and </text:span><text:span text:style-name="T6">payments in terms of writes on disc for this case. The third departmental store deals in Cosmetics, so in this case the events that are being tracked are [“cart”,” purchase”, “remove_from_cart”, “view”] the workload </text:span><text:span text:style-name="T7">activities </text:span><text:span text:style-name="T6">in this case is similar to the “Mixed” store </text:span><text:span text:style-name="T7">collection </text:span><text:span text:style-name="T6"><text:s/></text:span><text:span text:style-name="T7">a</text:span><text:span text:style-name="T6">part from the addition of “</text:span><text:span text:style-name="T7">remove_from_cart” activity. The fourth store is the Jewelry store, the data in this store is based on customer purchases, so in this case there lots of get requests and post requests that are happening at the same time. These <text:s/>workloads are going to be differentiated based on the store one is dealing with. </text:span></text:p>
      <text:p text:style-name="P13"><text:span text:style-name="T7"/></text:p>
      <text:p text:style-name="P16"><text:span text:style-name="T13">2 </text:span><text:span text:style-name="T14">a</text:span><text:span text:style-name="T13">) </text:span><text:span text:style-name="T14">Mixed Store Workload. </text:span></text:p>
      <text:p text:style-name="P18"><text:span text:style-name="T14">F</text:span><text:span text:style-name="T13">ilter by event type and perform these operations. ( [cart, purchase, view])</text:span></text:p>
      <text:p text:style-name="P14"><text:span text:style-name="T14">- Get items by </text:span><text:span text:style-name="T15">“product_id”</text:span></text:p>
      <text:p text:style-name="P14"><text:span text:style-name="T15">- Get items by “brand”</text:span></text:p>
      <text:p text:style-name="P14"><text:soft-page-break/><text:span text:style-name="T15">- Get user by “user_id”</text:span></text:p>
      <text:p text:style-name="P14"><text:span text:style-name="T15">- Get the behavior of a certain </text:span><text:span text:style-name="T16">user</text:span></text:p>
      <text:p text:style-name="P14"><text:span text:style-name="T16">- Get all users that like a particular product</text:span></text:p>
      <text:p text:style-name="P14"><text:span text:style-name="T15">- </text:span><text:span text:style-name="T16">Get all the products by brand at a particular price.</text:span></text:p>
      <text:p text:style-name="P14"><text:span text:style-name="T16">- Get all items by category_code_id and prices involved</text:span></text:p>
      <text:p text:style-name="P14"><text:span text:style-name="T16">- </text:span><text:span text:style-name="T17">Get the most bough</text:span></text:p>
      <text:p text:style-name="P14"><text:span text:style-name="T16"/></text:p>
      <text:p text:style-name="P15"><text:span text:style-name="T16">• Get user by userID</text:span></text:p>
      <text:p text:style-name="P15"><text:span text:style-name="T16">• Get Item by ItemID </text:span></text:p>
      <text:p text:style-name="P15"><text:span text:style-name="T16"/></text:p>
      <text:p text:style-name="P15"><text:span text:style-name="T16">• Get all the items a particular user likes </text:span></text:p>
      <text:p text:style-name="P15"><text:span text:style-name="T16">• Get all the users who like a particular item </text:span></text:p>
      <text:p text:style-name="P15"><text:span text:style-name="T16"/></text:p>
      <text:p text:style-name="P15"><text:span text:style-name="T16">• Get the </text:span><text:span text:style-name="T17">brand </text:span><text:span text:style-name="T16">of the items a particular user likes <text:s/>- </text:span><text:span text:style-name="T17">search by user limit to brand </text:span></text:p>
      <text:p text:style-name="P15"><text:span text:style-name="T16">• Get the </text:span><text:span text:style-name="T17">ids</text:span><text:span text:style-name="T16"> of the users who like a particular item <text:s/>- </text:span><text:span text:style-name="T17">search by brand</text:span></text:p>
      <text:p text:style-name="P15"><text:span text:style-name="T16"/></text:p>
      <text:p text:style-name="P15"><text:span text:style-name="T16">• Get the </text:span><text:span text:style-name="T17">brand</text:span><text:span text:style-name="T16"> of the items a user with a given name likes <text:s/>- </text:span><text:span text:style-name="T17">search by user_id</text:span></text:p>
      <text:p text:style-name="P15"><text:span text:style-name="T16">• Get the name of the users who like an item with a particular </text:span><text:span text:style-name="T17">brand</text:span><text:span text:style-name="T16"> – </text:span><text:span text:style-name="T17">search by brand </text:span></text:p>
      <text:p text:style-name="P17"><text:span text:style-name="T9"/></text:p>
      <text:p text:style-name="P16"><text:span text:style-name="T14"/></text:p>
      <text:p text:style-name="P16"><text:span text:style-name="T14"/></text:p>
      <text:p text:style-name="P16"><text:span text:style-name="T14"/></text:p>
      <text:p text:style-name="P16"><text:span text:style-name="T14"/></text:p>
      <text:p text:style-name="P10"><text:span text:style-name="T14">[</text:span></text:p>
      <text:p text:style-name="P6"><text:span text:style-name="T11">"cart"</text:span>,</text:p>
      <text:p text:style-name="P6"><text:span text:style-name="T11">"purchase"</text:span>,</text:p>
      <text:p text:style-name="P12">"view"</text:p>
      <text:p text:style-name="P6">]</text:p>
      <text:p text:style-name="P16"><text:span text:style-name="T14"/></text:p>
      <text:p text:style-name="P16"><text:span text:style-name="T1"/></text:p>
      <text:p text:style-name="P11"><text:span text:style-name="T6"/></text:p>
      <text:p text:style-name="P5"/>
      <text:p text:style-name="P5"/>
      <text:p text:style-name="P4"/>
      <text:p text:style-name="P4"/>
      <text:p text:style-name="P8"/>
      <text:p text:style-name="P4"/>
      <text:p text:style-name="P4"/>
      <text:p text:style-name="P9"/>
      <text:p text:style-name="P7"><text:span text:style-name="T10"/></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ource Code Pro" svg:font-family="'Source Code Pr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3T10:47:18.793918983</meta:creation-date>
    <dc:date>2021-06-13T17:02:51.240054599</dc:date>
    <meta:editing-duration>PT7M50S</meta:editing-duration>
    <meta:editing-cycles>1</meta:editing-cycles>
    <meta:document-statistic meta:table-count="0" meta:image-count="0" meta:object-count="0" meta:page-count="3" meta:paragraph-count="37" meta:word-count="416" meta:character-count="2540" meta:non-whitespace-character-count="1925"/>
    <meta:generator>LibreOffice/6.4.7.2$Linux_X86_64 LibreOffice_project/40$Build-2</meta:generator>
  </office:meta>
</office:document-meta>
</file>